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bold" style:font-weight-asian="bold" style:font-weight-complex="bold"/>
    </style:style>
    <style:style style:name="P2" style:family="paragraph" style:parent-style-name="Standard">
      <style:paragraph-properties fo:line-height="150%"/>
      <style:text-properties style:font-name="Arial" fo:font-weight="normal" style:font-weight-asian="normal" style:font-weight-complex="normal"/>
    </style:style>
    <style:style style:name="P3" style:family="paragraph" style:parent-style-name="Standard">
      <style:paragraph-properties fo:line-height="150%"/>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CV</text:p>
      <text:p text:style-name="P2"/>
      <text:p text:style-name="P3"><text:span text:style-name="T4">OpenCV (Open Computer Vision) ist eine open source Bibliothek, welche Algorithmen für Bild- und Vidoe-Verarbeitung bereitstellt. Sie wurde von Intel angefangen, wird mittlerweile von </text:span><text:span text:style-name="T5">Willow Garage</text:span><text:span text:style-name="T6"> aufrecht erhalten und ist mittlerweile</text:span><text:span text:style-name="T4"> das verbreitetste Tool ihrer Art. Die Bibliothek wurde in C++ geschrieben und wird hauptsächlich in dieser Sprache benutzt. Sie kann jedoch auch in Java benutzt werden mithilfe von Wrappern. In dieser Arbeit wird die Wrapper Bibliothek JavaCV benutzt, welche in folgendem Github Repository gefunden werden kann </text:span><text:a xlink:type="simple" xlink:href="https://github.com/bytedeco/javacv"><text:span text:style-name="T4">https://github.com/bytedeco/javacv</text:span></text:a><text:span text:style-name="T4"> [27.06.2015].</text:span></text:p>
      <text:p text:style-name="P2">Obwohl bereits einige hilfreiche Algorithmen der Bildverarbeitung realisiert wurden, wird OpenCV in dieser Arbeit lediglich als Encoder/Decoder der Videodaten benutzt. Alle benötigten Algorithmen und Teilalgorithmen sollen selbst implementiert werden, um die Arbeit nachvollziehbarer zu gest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15S</meta:editing-duration>
    <meta:editing-cycles>5</meta:editing-cycles>
    <meta:generator>OpenOffice/4.0.0$Win32 OpenOffice.org_project/400m3$Build-9702</meta:generator>
    <dc:date>2015-06-30T23:34:42.04</dc:date>
    <meta:document-statistic meta:table-count="0" meta:image-count="0" meta:object-count="0" meta:page-count="1" meta:paragraph-count="3" meta:word-count="115" meta:character-count="898"/>
    <meta:user-defined meta:name="Info 1"/>
    <meta:user-defined meta:name="Info 2"/>
    <meta:user-defined meta:name="Info 3"/>
    <meta:user-defined meta:name="Info 4"/>
  </office:meta>
</office:document-meta>
</file>